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09cm" style:rel-column-width="10124*"/>
    </style:style>
    <style:style style:name="Tabella1.B" style:family="table-column">
      <style:table-column-properties style:column-width="3.408cm" style:rel-column-width="11165*"/>
    </style:style>
    <style:style style:name="Tabella1.C" style:family="table-column">
      <style:table-column-properties style:column-width="3.302cm" style:rel-column-width="10818*"/>
    </style:style>
    <style:style style:name="Tabella1.D" style:family="table-column">
      <style:table-column-properties style:column-width="3.701cm" style:rel-column-width="12124*"/>
    </style:style>
    <style:style style:name="Tabella1.E" style:family="table-column">
      <style:table-column-properties style:column-width="3.094cm" style:rel-column-width="10136*"/>
    </style:style>
    <style:style style:name="Tabella1.F" style:family="table-column">
      <style:table-column-properties style:column-width="3.408cm" style:rel-column-width="11168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089cm" style:rel-column-width="10119*"/>
    </style:style>
    <style:style style:name="Tabella2.B" style:family="table-column">
      <style:table-column-properties style:column-width="3.408cm" style:rel-column-width="11165*"/>
    </style:style>
    <style:style style:name="Tabella2.C" style:family="table-column">
      <style:table-column-properties style:column-width="3.302cm" style:rel-column-width="10818*"/>
    </style:style>
    <style:style style:name="Tabella2.D" style:family="table-column">
      <style:table-column-properties style:column-width="3.701cm" style:rel-column-width="12124*"/>
    </style:style>
    <style:style style:name="Tabella2.E" style:family="table-column">
      <style:table-column-properties style:column-width="3.094cm" style:rel-column-width="10136*"/>
    </style:style>
    <style:style style:name="Tabella2.F" style:family="table-column">
      <style:table-column-properties style:column-width="3.41cm" style:rel-column-width="11173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normal" officeooo:rsid="001cf192" officeooo:paragraph-rsid="009d7729" style:font-size-asian="8pt" style:font-weight-asian="normal" style:font-size-complex="8pt" style:font-weight-complex="normal"/>
    </style:style>
    <style:style style:name="P4" style:family="paragraph" style:parent-style-name="Header">
      <style:text-properties style:font-name="Arial" fo:font-size="8pt" fo:font-weight="normal" officeooo:rsid="001cf192" officeooo:paragraph-rsid="009dff89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bold" officeooo:rsid="007982f1" officeooo:paragraph-rsid="009d7729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Arial" fo:font-size="8pt" fo:font-weight="bold" officeooo:rsid="007982f1" officeooo:paragraph-rsid="009dff89" style:font-size-asian="8pt" style:font-weight-asian="bold" style:font-size-complex="8pt" style:font-weight-complex="bold"/>
    </style:style>
    <style:style style:name="P7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d7729" style:font-size-asian="8pt" style:font-weight-asian="bold" style:font-size-complex="8pt" style:font-weight-complex="bold"/>
    </style:style>
    <style:style style:name="P8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dff89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0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1" style:family="paragraph" style:parent-style-name="Header">
      <style:text-properties style:font-name="Arial" fo:font-size="8pt" fo:font-weight="bold" officeooo:rsid="001cf192" officeooo:paragraph-rsid="009d7729" style:font-size-asian="8pt" style:font-weight-asian="bold" style:font-size-complex="8pt" style:font-weight-complex="bold"/>
    </style:style>
    <style:style style:name="P12" style:family="paragraph" style:parent-style-name="Header">
      <style:text-properties style:font-name="Arial" fo:font-size="8pt" fo:font-weight="bold" officeooo:rsid="001cf192" officeooo:paragraph-rsid="009dff89" style:font-size-asian="8pt" style:font-weight-asian="bold" style:font-size-complex="8pt" style:font-weight-complex="bold"/>
    </style:style>
    <style:style style:name="P13" style:family="paragraph" style:parent-style-name="Header">
      <style:text-properties style:font-name="Arial" officeooo:paragraph-rsid="009d7729"/>
    </style:style>
    <style:style style:name="P14" style:family="paragraph" style:parent-style-name="Header">
      <style:text-properties style:font-name="Arial" officeooo:paragraph-rsid="009dff8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placeholder text:placeholder-type="text">&lt;for each="mode, labels in get_line_label(objects, data)"&gt;</text:placeholder></text:p>
      <text:p text:style-name="P10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3"><text:placeholder text:placeholder-type="text">&lt;if test="labels[0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B1" office:value-type="string">
            <text:p text:style-name="P11"><text:placeholder text:placeholder-type="text">&lt;if test="labels[0]"&gt;</text:placeholder></text:p>
            <text:p text:style-name="P13"><draw:frame draw:style-name="fr1" draw:name="image:   barcode(labels[0].barcode, 'ean13'    )" text:anchor-type="as-char" svg:width="3.085cm" style:rel-width="96%" svg:height="2.002cm" style:rel-height="69%" draw:z-index="0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1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B1" office:value-type="string">
            <text:p text:style-name="P11"><text:placeholder text:placeholder-type="text">&lt;if test="labels[1]"&gt;</text:placeholder></text:p>
            <text:p text:style-name="P13"><draw:frame draw:style-name="fr1" draw:name="image:   barcode(labels[0].barcode, 'ean13')" text:anchor-type="as-char" svg:width="3.33cm" style:rel-width="95%" svg:height="1.886cm" style:rel-height="65%" draw:z-index="1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2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F1" office:value-type="string">
            <text:p text:style-name="P11"><text:placeholder text:placeholder-type="text">&lt;if test="labels[2]"&gt;</text:placeholder></text:p>
            <text:p text:style-name="P13"><draw:frame draw:style-name="fr1" draw:name="image: barcode(labels[0].barcode, 'ean13'  )" text:anchor-type="as-char" svg:width="3.023cm" style:rel-width="94%" svg:height="1.944cm" style:rel-height="67%" draw:z-index="2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</table:table-row>
      </table:table>
      <text:p text:style-name="P11"><text:placeholder text:placeholder-type="text">&lt;/if&gt;</text:placeholder></text:p>
      <text:p text:style-name="P10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4"><text:placeholder text:placeholder-type="text">&lt;if test="labels[0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B1" office:value-type="string">
            <text:p text:style-name="P12"><text:placeholder text:placeholder-type="text">&lt;if test="labels[0]"&gt;</text:placeholder></text:p>
            <text:p text:style-name="P14"><draw:frame draw:style-name="fr1" draw:name="image: barcode(labels[0].barcode, 'ean13'     )" text:anchor-type="as-char" svg:width="3.085cm" style:rel-width="96%" svg:height="2.002cm" style:rel-height="69%" draw:z-index="3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B1" office:value-type="string">
            <text:p text:style-name="P12"><text:placeholder text:placeholder-type="text">&lt;if test="labels[1]"&gt;</text:placeholder></text:p>
            <text:p text:style-name="P14"><draw:frame draw:style-name="fr1" draw:name="image: barcode(labels[0].barcode,  'ean13')" text:anchor-type="as-char" svg:width="3.33cm" style:rel-width="95%" svg:height="1.886cm" style:rel-height="65%" draw:z-index="4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F1" office:value-type="string">
            <text:p text:style-name="P12"><text:placeholder text:placeholder-type="text">&lt;if test="labels[2]"&gt;</text:placeholder></text:p>
            <text:p text:style-name="P14"><draw:frame draw:style-name="fr1" draw:name="image:  barcode(labels[0].barcode, 'ean13')" text:anchor-type="as-char" svg:width="3.023cm" style:rel-width="94%" svg:height="1.944cm" style:rel-height="67%" draw:z-index="5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</table:table-row>
      </table:table>
      <text:p text:style-name="P12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11:05:15.766000000</dc:date>
    <meta:editing-duration>PT8H48M12S</meta:editing-duration>
    <meta:editing-cycles>140</meta:editing-cycles>
    <meta:document-statistic meta:table-count="2" meta:image-count="0" meta:object-count="0" meta:page-count="1" meta:paragraph-count="84" meta:word-count="107" meta:character-count="1010" meta:non-whitespace-character-count="981"/>
  </office:meta>
</office:document-meta>
</file>